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C0000001C4891A8FED72EF797.png" manifest:media-type="image/png"/>
  <manifest:file-entry manifest:full-path="Pictures/100010D7000002E5000002E5FA053DD6B911F197.svg" manifest:media-type="image/svg+xml"/>
  <manifest:file-entry manifest:full-path="Pictures/100000010000078000000438A64318F4624104A2.png" manifest:media-type="image/png"/>
  <manifest:file-entry manifest:full-path="Pictures/100000010000078000000438D50624A9FB75113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Norma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rima_5f_rossonet" draw:fill-image-width="100%" draw:fill-image-height="100%" style:repeat="no-repeat" draw:fill-image-ref-point-x="0%" draw:fill-image-ref-point-y="0%" draw:fill-image-ref-point="botto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2.629cm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3.815cm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finito-title">
      <style:graphic-properties fo:min-height="2.629cm"/>
      <style:paragraph-properties style:writing-mode="lr-tb"/>
    </style:style>
    <style:style style:name="pr5" style:family="presentation" style:parent-style-name="Predefinito-outline1">
      <style:graphic-properties fo:min-height="8.884cm"/>
      <style:paragraph-properties style:writing-mode="lr-tb"/>
    </style:style>
    <style:style style:name="pr6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 style:font-name="Montserrat"/>
    </style:style>
    <style:style style:name="P2" style:family="paragraph">
      <loext:graphic-properties draw:fill-color="#ffffff"/>
      <style:paragraph-properties style:writing-mode="lr-tb"/>
      <style:text-properties fo:color="#000000" loext:opacity="100%" style:font-name="Montserrat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000000" loext:opacity="100%" style:font-name="Montserrat" fo:font-size="32pt" style:font-size-asian="32pt" style:font-size-complex="32pt"/>
    </style:style>
    <style:style style:name="P5" style:family="paragraph">
      <style:paragraph-properties fo:text-align="center"/>
      <style:text-properties style:font-name="Montserrat"/>
    </style:style>
    <style:style style:name="P6" style:family="paragraph">
      <loext:graphic-properties draw:fill="none"/>
      <style:paragraph-properties fo:text-align="center" style:writing-mode="lr-tb"/>
      <style:text-properties style:font-name="Montserra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Montserr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ssonet s.c.a r.l.</presentation:footer-decl>
      <presentation:date-time-decl presentation:name="dtd1" presentation:source="current-date" style:data-style-name="D8"/>
      <draw:page draw:name="page1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cm" svg:height="3.815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footer-name="ftr1" presentation:use-date-time-name="dtd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finito" presentation:presentation-page-layout-name="AL2T1" presentation:use-footer-name="ftr1" presentation:use-date-time-name="dtd1">
        <draw:frame draw:style-name="gr2" draw:text-style-name="P6" draw:layer="layout" svg:width="27.998cm" svg:height="15.749cm" svg:x="0.075cm" svg:y="0.063cm">
          <draw:image xlink:href="Pictures/100000010000078000000438A64318F4624104A2.png" xlink:type="simple" xlink:show="embed" xlink:actuate="onLoad" draw:mime-type="image/png">
            <text:p text:style-name="P5"><text:span text:style-name="T1"><text:s text:c="14"/></text:span><text:span text:style-name="T1">Grazie per l’attenzione</text:span></text:p>
          </draw:image>
        </draw:frame>
        <draw:frame draw:style-name="gr3" draw:text-style-name="P7" draw:layer="layout" svg:width="4cm" svg:height="4cm" svg:x="23.5cm" svg:y="0.5cm">
          <draw:image xlink:href="Pictures/100010D7000002E5000002E5FA053DD6B911F197.svg" xlink:type="simple" xlink:show="embed" xlink:actuate="onLoad" draw:mime-type="image/svg+xml">
            <text:p/>
          </draw:image>
          <draw:image xlink:href="Pictures/100000010000001C0000001C4891A8FED72EF79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Normal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prima_5f_rossonet" draw:display-name="prima_rossonet" xlink:href="Pictures/100000010000078000000438D50624A9FB75113B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stroke-dash="Dash_20_Dot_20_1" draw:fill="none"/>
      <style:text-properties fo:font-size="40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15:51:50.201233650</meta:creation-date>
    <meta:editing-duration>PT6M31S</meta:editing-duration>
    <meta:editing-cycles>2</meta:editing-cycles>
    <meta:generator>LibreOffice/7.3.6.2$Linux_X86_64 LibreOffice_project/30$Build-2</meta:generator>
    <dc:title>Rossonet_ar4k</dc:title>
    <dc:date>2022-11-09T15:58:19.331994488</dc:date>
    <meta:document-statistic meta:object-count="33"/>
  </office:meta>
</office:document-meta>
</file>